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4.0311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1.552in"/>
    </style:style>
    <style:style style:name="co7" style:family="table-column">
      <style:table-column-properties fo:break-before="auto" style:column-width="4.3646in"/>
    </style:style>
    <style:style style:name="co8" style:family="table-column">
      <style:table-column-properties fo:break-before="auto" style:column-width="2.5102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1.1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008in solid #000000"/>
    </style:style>
    <style:style style:name="ce5" style:family="table-cell" style:parent-style-name="Default" style:data-style-name="N0">
      <style:table-cell-properties fo:border="0.0008in solid #000000"/>
    </style:style>
    <style:style style:name="ce6" style:family="table-cell" style:parent-style-name="Default" style:data-style-name="N116">
      <style:table-cell-properties fo:border="0.0008in solid 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33% 58%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WORM Subject Plann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bmitted to:</text:p>
          </table:table-cell>
          <table:table-cell office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bmitted by:</text:p>
          </table:table-cell>
          <table:table-cell office:value-type="string">
            <text:p>Camba, Jannieca 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omingo, Patrick Leiniel H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imenez, Joni Marie 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>
            <text:p>1<text:span text:style-name="T1">st</text:span> Sem AY 2014-201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vision Date</text:p>
          </table:table-cell>
          <table:table-cell table:style-name="ce3" office:value-type="string">
            <text:p>Person Responsible</text:p>
          </table:table-cell>
          <table:table-cell table:style-name="ce3" office:value-type="string">
            <text:p>Version Number</text:p>
          </table:table-cell>
          <table:table-cell table:style-name="ce3" office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1-22">
            <text:p>01/22/15</text:p>
          </table:table-cell>
          <table:table-cell table:style-name="ce5" office:value-type="string">
            <text:p>Camba, Jannieca P.</text:p>
          </table:table-cell>
          <table:table-cell table:style-name="ce5" office:value-type="float" office:value="1.1">
            <text:p>1.1</text:p>
          </table:table-cell>
          <table:table-cell table:style-name="ce5" office:value-type="string">
            <text:p>Prioritized requirements traceability matrix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Domingo, Patrick Leiniel H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office:value-type="string">
            <text:p>Jimenez, Joni Marie E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date" office:date-value="2015-02-13">
            <text:p>2/13/20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2">
            <text:p>1.2</text:p>
          </table:table-cell>
          <table:table-cell table:style-name="ce5" office:value-type="string">
            <text:p>Adjusted according to sprint 1 results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03-01">
            <text:p>03/01/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3">
            <text:p>1.3</text:p>
          </table:table-cell>
          <table:table-cell table:style-name="ce5" office:value-type="string">
            <text:p>Adjusted according to sprint 2 results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1014" table:default-cell-style-name="ce2"/>
        <table:table-row table:style-name="ro1">
          <table:table-cell table:style-name="ce7" table:number-columns-repeated="4"/>
          <table:table-cell table:style-name="ce9" office:value-type="string">
            <text:p>Requirements Phase</text:p>
          </table:table-cell>
          <table:table-cell table:number-columns-repeated="3"/>
          <table:table-cell table:style-name="ce9" office:value-type="string">
            <text:p>Design Phas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RTM ID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cenarios</text:p>
          </table:table-cell>
          <table:table-cell table:style-name="ce7" office:value-type="string">
            <text:p>Priority Status</text:p>
          </table:table-cell>
          <table:table-cell table:style-name="ce1" office:value-type="string">
            <text:p>Has Prototype?</text:p>
          </table:table-cell>
          <table:table-cell table:style-name="ce1" office:value-type="string">
            <text:p>Boundary Class</text:p>
          </table:table-cell>
          <table:table-cell table:style-name="ce1" office:value-type="string">
            <text:p>Control Class</text:p>
          </table:table-cell>
          <table:table-cell table:style-name="ce1" office:value-type="string">
            <text:p>Entity Class</text:p>
          </table:table-cell>
          <table:table-cell table:style-name="ce7" office:value-type="string">
            <text:p>UI Design</text:p>
          </table:table-cell>
          <table:table-cell table:style-name="ce7" office:value-type="string">
            <text:p>Controller Design</text:p>
          </table:table-cell>
          <table:table-cell table:style-name="ce7" office:value-type="string">
            <text:p>Data Design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Value Point</text:p>
          </table:table-cell>
          <table:table-cell table:style-name="ce1" office:value-type="string">
            <text:p>BFTB</text:p>
          </table:table-cell>
          <table:table-cell table:number-columns-repeated="1010"/>
        </table:table-row>
        <table:table-row table:style-name="ro1">
          <table:table-cell office:value-type="string">
            <text:p>Subject Use Case 1.1</text:p>
          </table:table-cell>
          <table:table-cell office:value-type="string">
            <text:p>View subject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M3]/[.L3]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Subject Use Case 1.0</text:p>
          </table:table-cell>
          <table:table-cell office:value-type="string">
            <text:p>Create subject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M5]/[.L5]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Subject title already exists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1.0</text:p>
          </table:table-cell>
          <table:table-cell office:value-type="string">
            <text:p>Create notes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Note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Notes Use Case 1.1</text:p>
          </table:table-cell>
          <table:table-cell office:value-type="string">
            <text:p>View Not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Subject Use Case 3.0</text:p>
          </table:table-cell>
          <table:table-cell office:value-type="string">
            <text:p>Delete subject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M13]/[.L13]" office:value-type="float" office:value="3.5">
            <text:p>3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3.0</text:p>
          </table:table-cell>
          <table:table-cell office:value-type="string">
            <text:p>Delete notes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M15]/[.L15]" office:value-type="float" office:value="3.5">
            <text:p>3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2.0</text:p>
          </table:table-cell>
          <table:table-cell office:value-type="string">
            <text:p>Edit subject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18]/[.L18]"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Changed to an empty titl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2.0</text:p>
          </table:table-cell>
          <table:table-cell office:value-type="string">
            <text:p>Edit note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1]/[.L21]"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hanged to an empty titl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Changed to an existing titl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2.1</text:p>
          </table:table-cell>
          <table:table-cell office:value-type="string">
            <text:p>Edit note content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 office:value-type="float" office:value="5">
            <text:p>5</text:p>
          </table:table-cell>
          <table:table-cell table:formula="of:=[.M24]/[.L2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3.1</text:p>
          </table:table-cell>
          <table:table-cell office:value-type="string">
            <text:p>Add new activity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M26]/[.L26]" office:value-type="float" office:value="1.28571428571429">
            <text:p>1.285714285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Adding existing activity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2.0</text:p>
          </table:table-cell>
          <table:table-cell office:value-type="string">
            <text:p>View individual activity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M29]/[.L29]" office:value-type="float" office:value="1.14285714285714">
            <text:p>1.1428571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3.3</text:p>
          </table:table-cell>
          <table:table-cell office:value-type="string">
            <text:p>Delete existing activity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 office:value-type="float" office:value="7">
            <text:p>7</text:p>
          </table:table-cell>
          <table:table-cell table:formula="of:=[.M31]/[.L31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1.2</text:p>
          </table:table-cell>
          <table:table-cell office:value-type="string">
            <text:p>View day activiti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M33]/[.L33]" office:value-type="float" office:value="0.833333333333333">
            <text:p>0.833333333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1.1</text:p>
          </table:table-cell>
          <table:table-cell office:value-type="string">
            <text:p>View month activiti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35]/[.L35]" office:value-type="float" office:value="0.777777777777778">
            <text:p>0.777777777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3.2</text:p>
          </table:table-cell>
          <table:table-cell office:value-type="string">
            <text:p>Edit existing activity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M37]/[.L37]" office:value-type="float" office:value="0.75">
            <text:p>0.7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style-name="ce7" table:number-columns-repeated="4"/>
          <table:table-cell table:style-name="ce1" table:number-columns-repeated="4"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8" office:value-type="string">
            <text:p>Calendar-rela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Interface Customization</text:p>
          </table:table-cell>
          <table:table-cell table:number-columns-repeated="1023"/>
        </table:table-row>
        <table:table-row table:style-name="ro1">
          <table:table-cell office:value-type="string">
            <text:p>Interface Use Case 1.1</text:p>
          </table:table-cell>
          <table:table-cell office:value-type="string">
            <text:p>Choose from themes</text:p>
          </table:table-cell>
          <table:table-cell office:value-type="string">
            <text:p>S1: Successful selection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change them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Subject-related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4.0</text:p>
          </table:table-cell>
          <table:table-cell office:value-type="string">
            <text:p>Arrange subject title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4.1</text:p>
          </table:table-cell>
          <table:table-cell office:value-type="string">
            <text:p>Find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4.2</text:p>
          </table:table-cell>
          <table:table-cell office:value-type="string">
            <text:p>Find notes within the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Notes-related</text:p>
          </table:table-cell>
          <table:table-cell table:number-columns-repeated="1023"/>
        </table:table-row>
        <table:table-row table:style-name="ro1">
          <table:table-cell office:value-type="string">
            <text:p>Notes Use Case 4.0</text:p>
          </table:table-cell>
          <table:table-cell office:value-type="string">
            <text:p>Arrange notes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tes Use Case 5.0</text:p>
          </table:table-cell>
          <table:table-cell office:value-type="string">
            <text:p>Move notes</text:p>
          </table:table-cell>
          <table:table-cell office:value-type="string">
            <text:p>S1: Successful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5.1</text:p>
          </table:table-cell>
          <table:table-cell office:value-type="string">
            <text:p>Copy notes</text:p>
          </table:table-cell>
          <table:table-cell office:value-type="string">
            <text:p>S1: Successful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5.2</text:p>
          </table:table-cell>
          <table:table-cell office:value-type="string">
            <text:p>Paste notes</text:p>
          </table:table-cell>
          <table:table-cell office:value-type="string">
            <text:p>S1: Successful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5.3</text:p>
          </table:table-cell>
          <table:table-cell office:value-type="string">
            <text:p>Find words within the note</text:p>
          </table:table-cell>
          <table:table-cell office:value-type="string">
            <text:p>S1: Successful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ks-related</text:p>
          </table:table-cell>
          <table:table-cell table:number-columns-repeated="1023"/>
        </table:table-row>
        <table:table-row table:style-name="ro1">
          <table:table-cell office:value-type="string">
            <text:p>Task Use Case 1.0</text:p>
          </table:table-cell>
          <table:table-cell office:value-type="string">
            <text:p>Search Task</text:p>
          </table:table-cell>
          <table:table-cell office:value-type="string">
            <text:p>S1: Successful search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2.0</text:p>
          </table:table-cell>
          <table:table-cell office:value-type="string">
            <text:p>View Task</text:p>
          </table:table-cell>
          <table:table-cell office:value-type="string">
            <text:p>S1: Successful view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2.1</text:p>
          </table:table-cell>
          <table:table-cell office:value-type="string">
            <text:p>Arrange Task</text:p>
          </table:table-cell>
          <table:table-cell office:value-type="string">
            <text:p>S1: Successful arrange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3.0</text:p>
          </table:table-cell>
          <table:table-cell office:value-type="string">
            <text:p>Manage Task</text:p>
          </table:table-cell>
          <table:table-cell table:number-columns-repeated="1022"/>
        </table:table-row>
        <table:table-row table:style-name="ro1">
          <table:table-cell office:value-type="string">
            <text:p>Task Use Case 3.1</text:p>
          </table:table-cell>
          <table:table-cell office:value-type="string">
            <text:p>Create Task</text:p>
          </table:table-cell>
          <table:table-cell office:value-type="string">
            <text:p>S1: Successful add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3.2</text:p>
          </table:table-cell>
          <table:table-cell office:value-type="string">
            <text:p>Delete Task</text:p>
          </table:table-cell>
          <table:table-cell office:value-type="string">
            <text:p>S1: Successful delete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3.3</text:p>
          </table:table-cell>
          <table:table-cell office:value-type="string">
            <text:p>Edit Task</text:p>
          </table:table-cell>
          <table:table-cell office:value-type="string">
            <text:p>S1: Successful edit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Sh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_Anonymous_Sheet_DB__1" table:base-cell-address="$Requirements.$A$1" table:cell-range-address="Requirements.$A$24:Requirements.$IV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3/08/2015</text:date>, <text:time>02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Patrick (Leisure)</meta:initial-creator>
    <meta:creation-date>2015-02-13T14:58:36Z</meta:creation-date>
    <dc:date>2015-03-08T02:33:57.69</dc:date>
    <meta:editing-duration>PT2M52S</meta:editing-duration>
    <meta:editing-cycles>1</meta:editing-cycles>
    <meta:document-statistic meta:table-count="2" meta:cell-count="766" meta:object-count="0"/>
  </office:meta>
</office:document-meta>
</file>